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0556in" style:rel-column-width="28914*"/>
    </style:style>
    <style:style style:name="Table1.B" style:family="table-column">
      <style:table-column-properties style:column-width="1.8333in" style:rel-column-width="17353*"/>
    </style:style>
    <style:style style:name="Table1.C" style:family="table-column">
      <style:table-column-properties style:column-width="2.0361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542in" fo:margin-left="0in" fo:margin-top="0in" fo:margin-bottom="0in" table:align="left" style:writing-mode="lr-tb"/>
    </style:style>
    <style:style style:name="Table2.A" style:family="table-column">
      <style:table-column-properties style:column-width="1.1931in"/>
    </style:style>
    <style:style style:name="Table2.B" style:family="table-column">
      <style:table-column-properties style:column-width="5.4611in"/>
    </style:style>
    <style:style style:name="Table2.1" style:family="table-row">
      <style:table-row-properties style:min-row-height="0.654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542in" fo:keep-together="auto"/>
    </style:style>
    <style:style style:name="Table3" style:family="table">
      <style:table-properties style:width="6.6465in" fo:margin-left="0.0035in" fo:margin-top="0in" fo:margin-bottom="0in" table:align="left" style:writing-mode="lr-tb"/>
    </style:style>
    <style:style style:name="Table3.A" style:family="table-column">
      <style:table-column-properties style:column-width="6.6465in"/>
    </style:style>
    <style:style style:name="Table3.1" style:family="table-row">
      <style:table-row-properties style:min-row-height="0.2757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25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1.4174in" style:rel-column-width="2041*"/>
    </style:style>
    <style:style style:name="Table4.B" style:family="table-column">
      <style:table-column-properties style:column-width="1.475in" style:rel-column-width="2124*"/>
    </style:style>
    <style:style style:name="Table4.C" style:family="table-column">
      <style:table-column-properties style:column-width="4.0326in" style:rel-column-width="5807*"/>
    </style:style>
    <style:style style:name="Table4.1" style:family="table-row">
      <style:table-row-properties style:min-row-height="0.2361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6465in" fo:margin-top="0in" fo:margin-bottom="0in" fo:break-before="auto" fo:break-after="auto" table:align="center" style:writing-mode="lr-tb"/>
    </style:style>
    <style:style style:name="Table6.A" style:family="table-column">
      <style:table-column-properties style:column-width="6.6465in"/>
    </style:style>
    <style:style style:name="Table6.1" style:family="table-row">
      <style:table-row-properties style:min-row-height="0.01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25in" style:rel-width="100%" fo:margin-top="0in" fo:margin-bottom="0in" fo:break-before="auto" fo:break-after="auto" table:align="center" style:writing-mode="lr-tb"/>
    </style:style>
    <style:style style:name="Table7.A" style:family="table-column">
      <style:table-column-properties style:column-width="3.4632in" style:rel-column-width="32774*"/>
    </style:style>
    <style:style style:name="Table7.B" style:family="table-column">
      <style:table-column-properties style:column-width="3.4618in" style:rel-column-width="32760*"/>
    </style:style>
    <style:style style:name="Table7.1" style:family="table-row">
      <style:table-row-properties style:min-row-height="0.2361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11in" style:contextual-spacing="false" fo:line-height="108%" fo:text-align="justify" style:justify-single-word="false"/>
      <style:text-properties officeooo:paragraph-rsid="000659e6"/>
    </style:style>
    <style:style style:name="P2" style:family="paragraph" style:parent-style-name="Standard">
      <style:paragraph-properties fo:margin-top="0in" fo:margin-bottom="0.0835in" style:contextual-spacing="false" fo:line-height="108%"/>
      <style:text-properties officeooo:paragraph-rsid="000659e6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659e6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0659e6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0659e6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4pt" officeooo:paragraph-rsid="000659e6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0659e6" style:font-size-asian="14pt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paragraph-rsid="000659e6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.0835in" style:contextual-spacing="false" fo:text-align="justify" style:justify-single-word="false"/>
      <style:text-properties fo:font-size="14pt" fo:font-weight="bold" officeooo:paragraph-rsid="000659e6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.0835in" style:contextual-spacing="false"/>
      <style:text-properties fo:font-size="14pt" fo:font-weight="bold" officeooo:paragraph-rsid="000659e6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orphans="2" fo:widows="2" style:punctuation-wrap="simple" style:vertical-align="auto" style:snap-to-layout-grid="true" style:writing-mode="lr-tb"/>
      <style:text-properties fo:font-size="14pt" fo:font-weight="bold" officeooo:paragraph-rsid="000659e6" style:font-size-asian="14pt" style:font-weight-asian="bold" style:font-size-complex="14pt"/>
    </style:style>
    <style:style style:name="P12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4pt" fo:font-weight="bold" officeooo:paragraph-rsid="000659e6" style:font-size-asian="14pt" style:font-weight-asian="bold" style:font-size-complex="14pt"/>
    </style:style>
    <style:style style:name="P13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4pt" fo:language="ru" fo:country="RU" fo:font-weight="bold" officeooo:rsid="0029c372" officeooo:paragraph-rsid="0029c372" style:font-size-asian="14pt" style:font-weight-asian="bold" style:font-size-complex="14pt"/>
    </style:style>
    <style:style style:name="P14" style:family="paragraph" style:parent-style-name="Standard" style:list-style-name="WWNum2">
      <style:paragraph-properties fo:margin-top="0in" fo:margin-bottom="0.0835in" style:contextual-spacing="false" fo:text-align="start" style:justify-single-word="false" fo:orphans="2" fo:widows="2"/>
      <style:text-properties officeooo:paragraph-rsid="000659e6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officeooo:paragraph-rsid="000659e6"/>
    </style:style>
    <style:style style:name="P16" style:family="paragraph" style:parent-style-name="Standard">
      <style:paragraph-properties fo:margin-top="0in" fo:margin-bottom="0.0835in" style:contextual-spacing="false" fo:text-align="start" style:justify-single-word="false" fo:keep-together="auto" fo:orphans="2" fo:widows="2" fo:keep-with-next="auto" style:punctuation-wrap="simple" style:vertical-align="auto" style:snap-to-layout-grid="true" style:writing-mode="lr-tb"/>
      <style:text-properties officeooo:paragraph-rsid="000659e6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rsid="001bde4c" officeooo:paragraph-rsid="000659e6"/>
    </style:style>
    <style:style style:name="P18" style:family="paragraph" style:parent-style-name="Standard">
      <style:paragraph-properties fo:margin-top="0in" fo:margin-bottom="0.0835in" style:contextual-spacing="false" fo:text-align="center" style:justify-single-word="false" fo:orphans="2" fo:widows="2" style:punctuation-wrap="simple" style:vertical-align="auto" style:snap-to-layout-grid="true" style:writing-mode="lr-tb"/>
      <style:text-properties officeooo:paragraph-rsid="000659e6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paragraph-rsid="000659e6"/>
    </style:style>
    <style:style style:name="P20" style:family="paragraph" style:parent-style-name="Standard">
      <style:paragraph-properties fo:margin-top="0in" fo:margin-bottom="0.0835in" style:contextual-spacing="false" fo:text-align="center" style:justify-single-word="false">
        <style:tab-stops>
          <style:tab-stop style:position="6.1398in"/>
        </style:tab-stops>
      </style:paragraph-properties>
      <style:text-properties officeooo:paragraph-rsid="000659e6"/>
    </style:style>
    <style:style style:name="P21" style:family="paragraph" style:parent-style-name="Standard">
      <style:paragraph-properties fo:margin-top="0in" fo:margin-bottom="0.0835in" style:contextual-spacing="false" fo:text-align="center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officeooo:paragraph-rsid="000659e6"/>
    </style:style>
    <style:style style:name="P22" style:family="paragraph" style:parent-style-name="Standard">
      <style:paragraph-properties fo:text-align="center" style:justify-single-word="false"/>
      <style:text-properties officeooo:paragraph-rsid="000659e6"/>
    </style:style>
    <style:style style:name="P23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0659e6"/>
    </style:style>
    <style:style style:name="P24" style:family="paragraph" style:parent-style-name="Standard">
      <style:text-properties fo:language="en" fo:country="GB" officeooo:paragraph-rsid="000659e6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officeooo:paragraph-rsid="000659e6"/>
    </style:style>
    <style:style style:name="P26" style:family="paragraph" style:parent-style-name="Standard">
      <style:paragraph-properties fo:text-align="justify" style:justify-single-word="false" fo:break-before="auto" fo:break-after="auto"/>
      <style:text-properties officeooo:paragraph-rsid="000659e6"/>
    </style:style>
    <style:style style:name="P27" style:family="paragraph" style:parent-style-name="Standard">
      <style:paragraph-properties fo:text-align="justify" style:justify-single-word="false"/>
      <style:text-properties officeooo:paragraph-rsid="000659e6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officeooo:paragraph-rsid="000659e6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language="ru" fo:country="RU" fo:font-style="normal" officeooo:rsid="001438b1" officeooo:paragraph-rsid="001438b1" style:font-style-asian="normal" style:font-name-complex="Times New Roman1"/>
    </style:style>
    <style:style style:name="P30" style:family="paragraph" style:parent-style-name="Standard">
      <style:text-properties style:font-name="Times New Roman" fo:font-size="8pt" officeooo:paragraph-rsid="000659e6" style:font-size-asian="8pt" style:font-size-complex="8pt"/>
    </style:style>
    <style:style style:name="P31" style:family="paragraph" style:parent-style-name="Standard">
      <style:text-properties style:font-name="Times New Roman" fo:font-size="9pt" officeooo:paragraph-rsid="000659e6" style:font-size-asian="9pt" style:font-size-complex="9pt"/>
    </style:style>
    <style:style style:name="P32" style:family="paragraph" style:parent-style-name="Standard">
      <style:paragraph-properties fo:margin-top="0in" fo:margin-bottom="0.0835in" style:contextual-spacing="false" fo:line-height="100%" fo:text-align="center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officeooo:paragraph-rsid="000659e6"/>
    </style:style>
    <style:style style:name="P33" style:family="paragraph" style:parent-style-name="Standard">
      <style:paragraph-properties fo:margin-top="0in" fo:margin-bottom="0.111in" style:contextual-spacing="false" fo:line-height="100%" fo:text-align="center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officeooo:paragraph-rsid="000659e6"/>
    </style:style>
    <style:style style:name="P34" style:family="paragraph" style:parent-style-name="Standard">
      <style:paragraph-properties fo:margin-top="0in" fo:margin-bottom="0.111in" style:contextual-spacing="false" fo:line-height="100%" fo:text-align="center" style:justify-single-word="false" fo:orphans="2" fo:widows="2" style:punctuation-wrap="simple" style:vertical-align="auto" style:snap-to-layout-grid="true" style:writing-mode="lr-tb"/>
      <style:text-properties officeooo:paragraph-rsid="000659e6"/>
    </style:style>
    <style:style style:name="P35" style:family="paragraph" style:parent-style-name="Standard" style:list-style-name="WWNum1">
      <loext:graphic-properties draw:fill="none"/>
      <style:paragraph-properties fo:margin-left="0in" fo:margin-right="0in" fo:margin-top="0in" fo:margin-bottom="0.0835in" style:contextual-spacing="false" fo:line-height="100%" fo:text-align="start" style:justify-single-word="false" fo:keep-together="auto" fo:orphans="2" fo:widows="2" fo:text-indent="0in" style:auto-text-indent="false" fo:background-color="transparent" fo:keep-with-next="auto" style:punctuation-wrap="simple" style:vertical-align="auto" style:snap-to-layout-grid="true" style:writing-mode="lr-tb"/>
      <style:text-properties officeooo:paragraph-rsid="000659e6"/>
    </style:style>
    <style:style style:name="P36" style:family="paragraph" style:parent-style-name="Standard">
      <style:paragraph-properties fo:margin-left="0in" fo:margin-top="0in" fo:margin-bottom="0in" style:contextual-spacing="false" fo:line-height="100%" fo:text-align="start" style:justify-single-word="false" fo:keep-together="auto" fo:orphans="2" fo:widows="2" fo:keep-with-next="auto" style:punctuation-wrap="simple" style:vertical-align="auto" style:snap-to-layout-grid="true" style:writing-mode="lr-tb"/>
    </style:style>
    <style:style style:name="P37" style:family="paragraph" style:parent-style-name="Standard" style:list-style-name="WWNum1">
      <loext:graphic-properties draw:fill="none"/>
      <style:paragraph-properties fo:margin-left="0in" fo:margin-right="0in" fo:margin-top="0in" fo:margin-bottom="0.0835in" style:contextual-spacing="false" fo:line-height="100%" fo:text-align="start" style:justify-single-word="false" fo:orphans="2" fo:widows="2" fo:text-indent="0in" style:auto-text-indent="false" fo:background-color="transparent" style:punctuation-wrap="simple" style:vertical-align="auto" style:snap-to-layout-grid="true" style:writing-mode="lr-tb"/>
      <style:text-properties officeooo:paragraph-rsid="000659e6"/>
    </style:style>
    <style:style style:name="P38" style:family="paragraph" style:parent-style-name="Standard">
      <style:paragraph-properties fo:margin-top="0in" fo:margin-bottom="0.0835in" style:contextual-spacing="false" fo:line-height="100%" fo:keep-together="auto" fo:orphans="2" fo:widows="2" fo:break-before="auto" fo:break-after="auto" fo:keep-with-next="auto" style:punctuation-wrap="simple" style:vertical-align="auto" style:snap-to-layout-grid="true" style:writing-mode="lr-tb"/>
      <style:text-properties officeooo:paragraph-rsid="000659e6"/>
    </style:style>
    <style:style style:name="P39" style:family="paragraph" style:parent-style-name="Standard">
      <style:paragraph-properties fo:margin-top="0in" fo:margin-bottom="0.0835in" style:contextual-spacing="false" fo:line-height="100%" fo:orphans="2" fo:widows="2" style:punctuation-wrap="simple" style:vertical-align="auto" style:snap-to-layout-grid="true" style:writing-mode="lr-tb"/>
      <style:text-properties officeooo:paragraph-rsid="000659e6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text-position="0% 100%" fo:font-size="10pt" fo:language="en" fo:country="US" fo:font-weight="normal" officeooo:rsid="00162f53" officeooo:paragraph-rsid="00162f5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fo:font-size="10pt" fo:language="en" fo:country="US" fo:font-weight="normal" officeooo:rsid="00162f53" officeooo:paragraph-rsid="00162f53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0pt" fo:language="en" fo:country="US" officeooo:rsid="00162f53" officeooo:paragraph-rsid="00162f53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0pt" fo:language="en" fo:country="US" officeooo:rsid="00162f53" officeooo:paragraph-rsid="00162f53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language="ru" fo:country="RU" officeooo:paragraph-rsid="000659e6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ru" fo:country="RU" officeooo:rsid="001438b1" officeooo:paragraph-rsid="001438b1" style:font-weight-complex="bold"/>
    </style:style>
    <style:style style:name="P46" style:family="paragraph" style:parent-style-name="Standard" style:list-style-name="WWNum2">
      <style:paragraph-properties fo:margin-top="0in" fo:margin-bottom="0.0835in" style:contextual-spacing="false" fo:text-align="start" style:justify-single-word="false" fo:orphans="2" fo:widows="2"/>
      <style:text-properties officeooo:rsid="003fcca7" officeooo:paragraph-rsid="000659e6"/>
    </style:style>
    <style:style style:name="P47" style:family="paragraph" style:parent-style-name="Standard">
      <style:paragraph-properties fo:margin-top="0in" fo:margin-bottom="0.0835in" style:contextual-spacing="false" fo:line-height="100%" fo:keep-together="auto" fo:orphans="2" fo:widows="2" fo:break-before="auto" fo:break-after="auto" fo:keep-with-next="auto" style:punctuation-wrap="simple" style:vertical-align="auto" style:snap-to-layout-grid="true" style:writing-mode="lr-tb"/>
      <style:text-properties fo:color="#c9211e" loext:opacity="100%" fo:language="ru" fo:country="RU" officeooo:rsid="0061cc9e" officeooo:paragraph-rsid="000659e6"/>
    </style:style>
    <style:style style:name="P48" style:family="paragraph" style:parent-style-name="Standard">
      <style:paragraph-properties fo:margin-top="0in" fo:margin-bottom="0.0835in" style:contextual-spacing="false" fo:line-height="100%" fo:orphans="2" fo:widows="2" style:punctuation-wrap="simple" style:vertical-align="auto" style:snap-to-layout-grid="true" style:writing-mode="lr-tb"/>
      <style:text-properties fo:color="#c9211e" loext:opacity="100%" fo:language="ru" fo:country="RU" officeooo:rsid="0061cc9e" officeooo:paragraph-rsid="000659e6"/>
    </style:style>
    <style:style style:name="P49" style:family="paragraph" style:parent-style-name="Standard">
      <style:paragraph-properties fo:margin-top="0in" fo:margin-bottom="0.0835in" style:contextual-spacing="false" fo:line-height="100%" fo:orphans="2" fo:widows="2" style:punctuation-wrap="simple" style:vertical-align="auto" style:snap-to-layout-grid="true" style:writing-mode="lr-tb"/>
      <style:text-properties fo:color="#c9211e" loext:opacity="100%" fo:language="en" fo:country="US" officeooo:rsid="0027c0d7" officeooo:paragraph-rsid="0027c0d7"/>
    </style:style>
    <style:style style:name="P50" style:family="paragraph" style:parent-style-name="Standard">
      <style:paragraph-properties fo:margin-top="0in" fo:margin-bottom="0.0835in" style:contextual-spacing="false" fo:text-align="start" style:justify-single-word="false" fo:orphans="2" fo:widows="2" style:punctuation-wrap="simple" style:vertical-align="auto" style:snap-to-layout-grid="true" style:writing-mode="lr-tb"/>
      <style:text-properties fo:font-size="9pt" fo:language="ru" fo:country="RU" officeooo:rsid="0047c826" officeooo:paragraph-rsid="000659e6" style:font-size-asian="9pt" style:font-size-complex="9pt"/>
    </style:style>
    <style:style style:name="P51" style:family="paragraph" style:parent-style-name="Standard" style:list-style-name="WWNum3">
      <style:paragraph-properties fo:margin-top="0in" fo:margin-bottom="0.0835in" style:contextual-spacing="false" fo:text-align="start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fo:font-size="9pt" fo:language="ru" fo:country="RU" officeooo:rsid="0047c826" officeooo:paragraph-rsid="000659e6" style:font-size-asian="9pt" style:font-size-complex="9pt"/>
    </style:style>
    <style:style style:name="P52" style:family="paragraph" style:parent-style-name="Standard">
      <style:paragraph-properties fo:margin-top="0in" fo:margin-bottom="0.0835in" style:contextual-spacing="false"/>
      <style:text-properties officeooo:paragraph-rsid="000659e6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officeooo:paragraph-rsid="000659e6" style:font-size-asian="12pt" style:font-size-complex="12pt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officeooo:paragraph-rsid="001cf5e9" style:font-size-asian="12pt" style:font-size-complex="12pt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fo:font-style="normal" officeooo:rsid="002abb66" officeooo:paragraph-rsid="000659e6" style:font-size-asian="12pt" style:font-style-asian="normal" style:font-size-complex="12pt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fo:font-style="normal" officeooo:paragraph-rsid="000659e6" style:font-size-asian="12pt" style:font-style-asian="normal" style:font-size-complex="12pt" style:font-style-complex="italic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2ac0f2" officeooo:paragraph-rsid="000659e6" style:font-size-asian="12pt" style:font-size-complex="12pt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2be579" officeooo:paragraph-rsid="001bd4b1" style:font-size-asian="12pt" style:font-size-complex="12pt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2be579" officeooo:paragraph-rsid="000659e6" style:font-size-asian="12pt" style:font-size-complex="12pt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204e3c" officeooo:paragraph-rsid="00204e3c" style:font-size-asian="12pt" style:font-size-complex="12pt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ru" fo:country="RU" officeooo:rsid="002db32a" officeooo:paragraph-rsid="000659e6" style:font-size-asian="12pt" style:font-size-complex="12pt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ru" fo:country="RU" officeooo:rsid="001f6345" officeooo:paragraph-rsid="001f6345" style:font-size-asian="12pt" style:font-size-complex="12pt"/>
    </style:style>
    <style:style style:name="P63" style:family="paragraph" style:parent-style-name="Standard">
      <style:paragraph-properties fo:margin-left="0in" fo:margin-top="0in" fo:margin-bottom="0in" style:contextual-spacing="false" fo:line-height="100%" fo:text-align="start" style:justify-single-word="false" fo:keep-together="auto" fo:orphans="2" fo:widows="2" fo:keep-with-next="auto" style:punctuation-wrap="simple" style:vertical-align="auto" style:snap-to-layout-grid="true" style:writing-mode="lr-tb"/>
      <style:text-properties officeooo:rsid="00247f99" officeooo:paragraph-rsid="00247f99"/>
    </style:style>
    <style:style style:name="P64" style:family="paragraph" style:parent-style-name="Table_20_Contents">
      <style:text-properties fo:font-size="14pt" style:font-size-asian="14pt" style:font-size-complex="14pt"/>
    </style:style>
    <style:style style:name="P65" style:family="paragraph" style:parent-style-name="Times14_5f_РИО2">
      <style:paragraph-properties fo:line-height="150%" fo:text-align="center" style:justify-single-word="false" fo:text-indent="0in" style:auto-text-indent="false"/>
      <style:text-properties officeooo:paragraph-rsid="000659e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officeooo:rsid="001d7ac5"/>
    </style:style>
    <style:style style:name="T4" style:family="text">
      <style:text-properties fo:color="#000000" loext:opacity="100%" fo:language="ru" fo:country="RU" officeooo:rsid="00153a78"/>
    </style:style>
    <style:style style:name="T5" style:family="text">
      <style:text-properties fo:text-transform="uppercase" fo:font-size="14pt" fo:font-weight="bold" style:font-size-asian="14pt" style:font-weight-asian="bold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/>
    </style:style>
    <style:style style:name="T9" style:family="text">
      <style:text-properties fo:font-size="14pt" fo:language="en" fo:country="US" fo:font-weight="bold" officeooo:rsid="000659e6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bde4c" style:font-size-asian="14pt" style:font-size-complex="14pt"/>
    </style:style>
    <style:style style:name="T14" style:family="text">
      <style:text-properties fo:font-size="14pt" style:font-size-asian="14pt" style:font-size-complex="14pt" style:font-weight-complex="bold"/>
    </style:style>
    <style:style style:name="T15" style:family="text">
      <style:text-properties fo:font-size="14pt" fo:language="ru" fo:country="RU" fo:font-weight="bold" style:font-size-asian="14pt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font-size="14pt" fo:language="ru" fo:country="RU" style:font-size-asian="14pt" style:font-size-complex="14pt"/>
    </style:style>
    <style:style style:name="T18" style:family="text">
      <style:text-properties fo:font-variant="normal" fo:text-transform="none" fo:font-size="14pt" fo:language="ru" fo:country="RU" officeooo:rsid="000659e6" style:font-size-asian="14pt" style:font-size-complex="14pt"/>
    </style:style>
    <style:style style:name="T19" style:family="text">
      <style:text-properties fo:font-variant="normal" fo:text-transform="none" fo:font-size="14pt" fo:language="ru" fo:country="RU" officeooo:rsid="0010f2d7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style:font-name-asian="SimSun" style:font-size-asian="12pt" style:font-style-asian="normal" style:font-name-complex="Times New Roman1" style:font-size-complex="12pt" style:font-style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style:font-name-asian="SimSun" style:font-style-asian="normal" style:font-name-complex="Times New Roman1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2937bd"/>
    </style:style>
    <style:style style:name="T24" style:family="text">
      <style:text-properties fo:language="ru" fo:country="RU" officeooo:rsid="001a8871"/>
    </style:style>
    <style:style style:name="T25" style:family="text">
      <style:text-properties fo:language="ru" fo:country="RU" officeooo:rsid="002e37f4"/>
    </style:style>
    <style:style style:name="T26" style:family="text">
      <style:text-properties fo:language="ru" fo:country="RU" officeooo:rsid="002fa30e"/>
    </style:style>
    <style:style style:name="T27" style:family="text">
      <style:text-properties fo:language="ru" fo:country="RU" officeooo:rsid="001cf5e9"/>
    </style:style>
    <style:style style:name="T28" style:family="text">
      <style:text-properties fo:language="ru" fo:country="RU" officeooo:rsid="001f9beb"/>
    </style:style>
    <style:style style:name="T29" style:family="text">
      <style:text-properties fo:language="ru" fo:country="RU" officeooo:rsid="001f9beb" style:font-style-complex="italic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font-style-asian="normal" style:font-style-complex="italic"/>
    </style:style>
    <style:style style:name="T32" style:family="text">
      <style:text-properties fo:language="en" fo:country="US" fo:font-style="normal" officeooo:rsid="002e6e64" style:font-style-asian="normal" style:font-style-complex="italic"/>
    </style:style>
    <style:style style:name="T33" style:family="text">
      <style:text-properties fo:language="en" fo:country="US" fo:font-style="normal" officeooo:rsid="001cf5e9" style:font-style-asian="normal" style:font-style-complex="italic"/>
    </style:style>
    <style:style style:name="T34" style:family="text">
      <style:text-properties fo:font-size="12pt" fo:font-weight="bold" style:font-size-asian="12pt" style:font-weight-asian="bold" style:font-size-complex="12pt" style:font-weight-complex="normal"/>
    </style:style>
    <style:style style:name="T35" style:family="text">
      <style:text-properties fo:font-size="12pt" fo:font-weight="normal" style:font-size-asian="12pt" style:font-weight-asian="normal" style:font-size-complex="12pt" style:font-weight-complex="bold"/>
    </style:style>
    <style:style style:name="T36" style:family="text">
      <style:text-properties fo:font-size="12pt" fo:font-weight="normal" officeooo:rsid="00254263" style:font-size-asian="12pt" style:font-weight-asian="normal" style:font-size-complex="12pt" style:font-weight-complex="bold"/>
    </style:style>
    <style:style style:name="T37" style:family="text">
      <style:text-properties fo:font-size="12pt" fo:font-weight="normal" officeooo:rsid="003f22d3" style:font-size-asian="12pt" style:font-weight-asian="normal" style:font-size-complex="12pt" style:font-weight-complex="bold"/>
    </style:style>
    <style:style style:name="T38" style:family="text">
      <style:text-properties fo:font-size="12pt" fo:language="en" fo:country="US" fo:font-weight="normal" officeooo:rsid="00264a8c" style:font-size-asian="12pt" style:font-weight-asian="normal" style:font-size-complex="12pt" style:font-weight-complex="bold"/>
    </style:style>
    <style:style style:name="T39" style:family="text">
      <style:text-properties style:text-position="0% 100%" fo:font-size="12pt" fo:font-weight="normal" style:font-size-asian="12pt" style:font-weight-asian="normal" style:font-size-complex="12pt" style:font-weight-complex="bold"/>
    </style:style>
    <style:style style:name="T40" style:family="text">
      <style:text-properties fo:color="#c9211e" loext:opacity="100%"/>
    </style:style>
    <style:style style:name="T41" style:family="text">
      <style:text-properties fo:language="en" fo:country="GB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font-name-asian="SimSun" style:font-size-asian="12pt" style:font-style-asian="normal" style:font-name-complex="Times New Roman1" style:font-size-complex="12pt" style:font-style-complex="normal"/>
    </style:style>
    <style:style style:name="T43" style:family="text">
      <style:text-properties style:text-position="0% 100%" fo:font-size="14pt" fo:font-weight="bold" style:font-size-asian="14pt" style:font-weight-asian="bold" style:font-size-complex="14pt"/>
    </style:style>
    <style:style style:name="T44" style:family="text">
      <style:text-properties fo:language="en" fo:country="US" fo:font-style="italic" style:font-style-asian="italic"/>
    </style:style>
    <style:style style:name="T45" style:family="text">
      <style:text-properties style:text-position="0% 100%" fo:font-size="12pt" fo:font-weight="bold" style:font-size-asian="12pt" style:font-weight-asian="bold" style:font-size-complex="12pt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" draw:opacity="0%" fo:padding="0in" fo:border="non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5"><text:span text:style-name="T5">МИНОБРНАУКИ РОССИИ</text:span></text:p>
      <text:p text:style-name="P3" loext:marker-style-name="T5"><text:span text:style-name="T5">Санкт-Петербургский государственный</text:span></text:p>
      <text:p text:style-name="P3" loext:marker-style-name="T5"><text:span text:style-name="T5">электротехнический университет</text:span></text:p>
      <text:p text:style-name="P3" loext:marker-style-name="T5"><text:span text:style-name="T5">«ЛЭТИ» им. В.И. Ульянова (Ленина)</text:span></text:p>
      <text:p text:style-name="P3" loext:marker-style-name="T7"><text:span text:style-name="T7">Кафедра систем автоматизированного проектирования</text:span></text:p>
      <text:p text:style-name="P4" loext:marker-style-name="T12"/>
      <text:p text:style-name="P4" loext:marker-style-name="T12"/>
      <text:p text:style-name="P4" loext:marker-style-name="T12"/>
      <text:p text:style-name="P65" loext:marker-style-name="T6"><text:span text:style-name="Book_20_Title"><text:span text:style-name="T6">отчет</text:span></text:span></text:p>
      <text:p text:style-name="P3" loext:marker-style-name="T8"><text:span text:style-name="T7">по лабораторной работе №</text:span><text:span text:style-name="T9">5</text:span></text:p>
      <text:p text:style-name="P3" loext:marker-style-name="T7"><text:span text:style-name="T7">по дисциплине «Программирование»</text:span></text:p>
      <text:p text:style-name="P3"><text:span text:style-name="Book_20_Title"><text:span text:style-name="T16">Тема: «</text:span></text:span><text:span text:style-name="Book_20_Title"><text:span text:style-name="T19">Использование файлов дляобработки, ввода и вывода функций</text:span></text:span><text:span text:style-name="Book_20_Title"><text:span text:style-name="T16"> с использованием</text:span></text:span><text:span text:style-name="Book_20_Title"><text:span text:style-name="T17"> </text:span></text:span><text:span text:style-name="Book_20_Title"><text:span text:style-name="T18">двумерных </text:span></text:span><text:span text:style-name="Book_20_Title"><text:span text:style-name="T16">массивов»</text:span></text:span></text:p>
      <text:p text:style-name="P4" loext:marker-style-name="T12"/>
      <text:p text:style-name="P4" loext:marker-style-name="T12"/>
      <text:p text:style-name="P4" loext:marker-style-name="T12"/>
      <text:p text:style-name="P4" loext:marker-style-name="T12"/>
      <text:p text:style-name="P5" loext:marker-style-name="T12"/>
      <text:p text:style-name="P4" loext:marker-style-name="T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 loext:marker-style-name="T10"><text:span text:style-name="T12">Студент</text:span><text:span text:style-name="T13">ка</text:span><text:span text:style-name="T12"> гр. </text:span><text:span text:style-name="T10">3352</text:span></text:p>
          </table:table-cell>
          <table:table-cell table:style-name="Table1.B1" office:value-type="string">
            <text:p text:style-name="P6" loext:marker-style-name="T12"/>
          </table:table-cell>
          <table:table-cell table:style-name="Table1.A1" office:value-type="string">
            <text:p text:style-name="P17" loext:marker-style-name="T12"><text:span text:style-name="T12">Калюжная М.И.</text:span></text:p>
          </table:table-cell>
        </table:table-row>
        <table:table-row table:style-name="Table1.1">
          <table:table-cell table:style-name="Table1.A1" office:value-type="string">
            <text:p text:style-name="P15" loext:marker-style-name="T12"><text:span text:style-name="T12">Преподаватель</text:span></text:p>
          </table:table-cell>
          <table:table-cell table:style-name="Table1.B2" office:value-type="string">
            <text:p text:style-name="P6" loext:marker-style-name="T12"/>
          </table:table-cell>
          <table:table-cell table:style-name="Table1.A1" office:value-type="string">
            <text:p text:style-name="P19" loext:marker-style-name="T12"><text:span text:style-name="T12">Калмычков В.А.</text:span></text:p>
          </table:table-cell>
        </table:table-row>
      </table:table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3" loext:marker-style-name="T14"><text:span text:style-name="T14">Санкт-Петербург</text:span></text:p>
      <text:p text:style-name="P3"><text:span text:style-name="T14">202</text:span><text:span text:style-name="T11">3</text:span></text:p>
      <text:p text:style-name="P24" loext:marker-style-name="T41"><text:soft-page-break/></text:p>
      <text:p text:style-name="P20" loext:marker-style-name="T7"><text:span text:style-name="T7">Исходная формулировка</text:span></text:p>
      <text:p text:style-name="P26"/>
      <text:p text:style-name="P22"/>
      <text:p text:style-name="P27"/>
      <text:p text:style-name="P23" loext:marker-style-name="T7"><text:span text:style-name="T7">Формальная постановка задачи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Дано</text:p>
          </table:table-cell>
          <table:table-cell table:style-name="Table2.A1" office:value-type="string">
            <text:p text:style-name="P25" loext:marker-style-name="T42"><text:span text:style-name="T20">Дана квадратная матрица порядка n. Начиная с элемента A0,0, вывести все ее элементы по спирали, двигаясь: против часовой стрелки: весь 1й столбец и оставшиеся элементы последней строки, в обратном порядке все оставшиеся элементы последнего столбца и затем 1й строки, оставшиеся элементы 2го столбца и т.д. </text:span></text:p>
          </table:table-cell>
        </table:table-row>
        <table:table-row table:style-name="Table2.2">
          <table:table-cell table:style-name="Table2.A1" office:value-type="string">
            <text:p text:style-name="P45">Требуется</text:p>
          </table:table-cell>
          <table:table-cell table:style-name="Table2.A1" office:value-type="string">
            <text:p text:style-name="P29">Вывести новый массив в файл в виде квадратрной матрицы.</text:p>
          </table:table-cell>
        </table:table-row>
      </table:table>
      <text:p text:style-name="P27"/>
      <text:p text:style-name="P32" loext:marker-style-name="T2"><text:span text:style-name="T2">Организация диалога с пользователем</text:span></text:p>
      <text:p text:style-name="P1"><text:bookmark-start text:name="_GoBack"/><text:span text:style-name="T1">После запуска программа выводит </text:span><text:span text:style-name="T3">в </text:span><text:span text:style-name="T4">файл</text:span><text:span text:style-name="T3"> результат</text:span><text:span text:style-name="T1">. </text:span><text:bookmark-end text:name="_GoBack"/></text:p>
      <text:p text:style-name="P32" loext:marker-style-name="T7"><text:span text:style-name="T7">Контрольный пример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 loext:marker-style-name="T43">Input</text:p>
            <text:p text:style-name="P42" loext:marker-style-name="T43">3</text:p>
            <text:p text:style-name="P42" loext:marker-style-name="T43">1.1 2.2 3.3</text:p>
            <text:p text:style-name="P42" loext:marker-style-name="T43">4.4 5.5 6.6</text:p>
            <text:p text:style-name="P42" loext:marker-style-name="T43">7.7 8.8 9</text:p>
          </table:table-cell>
        </table:table-row>
        <table:table-row table:style-name="Table3.1">
          <table:table-cell table:style-name="Table3.A1" office:value-type="string">
            <text:p text:style-name="P41">Output</text:p>
            <text:p text:style-name="P41"/>
            <text:p text:style-name="P40"><text:s text:c="5"/>1.1 <text:s text:c="5"/>4.4 <text:s text:c="5"/>7.7</text:p>
            <text:p text:style-name="P40"><text:s text:c="5"/>8.8 <text:s text:c="7"/>9 <text:s text:c="5"/>6.6</text:p>
            <text:p text:style-name="P40"><text:s text:c="5"/>3.3 <text:s text:c="5"/>2.2 <text:s text:c="5"/>5.5</text:p>
          </table:table-cell>
        </table:table-row>
      </table:table>
      <text:p text:style-name="P23" loext:marker-style-name="T7"><text:span text:style-name="T7">Формат хранения данных</text:span></text:p>
      <text:p text:style-name="P52" loext:marker-style-name="T15"><text:span text:style-name="T15">Для первой версии программы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3">Тип</text:p>
          </table:table-cell>
          <table:table-cell table:style-name="Table4.A1" office:value-type="string">
            <text:p text:style-name="P53">Имя</text:p>
          </table:table-cell>
          <table:table-cell table:style-name="Table4.C1" office:value-type="string">
            <text:p text:style-name="P53">Назначение</text:p>
          </table:table-cell>
        </table:table-row>
        <table:table-row table:style-name="Table4.1">
          <table:table-cell table:style-name="Table4.A2" office:value-type="string">
            <text:p text:style-name="P60" loext:marker-style-name="T30">int</text:p>
          </table:table-cell>
          <table:table-cell table:style-name="Table4.A2" office:value-type="string">
            <text:p text:style-name="P55"><text:span text:style-name="T29">counter</text:span> </text:p>
          </table:table-cell>
          <table:table-cell table:style-name="Table4.A2" office:value-type="string">
            <text:p text:style-name="P53">Вспомогательные переменные</text:p>
          </table:table-cell>
        </table:table-row>
        <table:table-row table:style-name="Table4.1">
          <table:table-cell table:style-name="Table4.C1" office:value-type="string">
            <text:p text:style-name="P57">float</text:p>
          </table:table-cell>
          <table:table-cell table:style-name="Table4.C1" office:value-type="string">
            <text:p text:style-name="P54" loext:marker-style-name="T44"><text:span text:style-name="T31">A[MAX_N][MAX_N], </text:span><text:span text:style-name="T33">B</text:span><text:span text:style-name="T31">[MAX_N][MAX_N]</text:span></text:p>
          </table:table-cell>
          <table:table-cell table:style-name="Table4.C1" office:value-type="string">
            <text:p text:style-name="P53" loext:marker-style-name="T22"><text:span text:style-name="T22">Статически</text:span><text:span text:style-name="T23">е </text:span><text:span text:style-name="T27">двумерные</text:span><text:span text:style-name="T22"> массив</text:span><text:span text:style-name="T23">ы</text:span></text:p>
          </table:table-cell>
        </table:table-row>
        <table:table-row table:style-name="Table4.1">
          <table:table-cell table:style-name="Table4.C1" office:value-type="string">
            <text:p text:style-name="P53" loext:marker-style-name="T42"><text:span text:style-name="T21">int</text:span></text:p>
          </table:table-cell>
          <table:table-cell table:style-name="Table4.C1" office:value-type="string">
            <text:p text:style-name="P53" loext:marker-style-name="T31"><text:span text:style-name="T32"><text:s/></text:span><text:span text:style-name="T31"><text:s/></text:span><text:span text:style-name="T32">i, j</text:span></text:p>
          </table:table-cell>
          <table:table-cell table:style-name="Table4.C1" office:value-type="string">
            <text:p text:style-name="P53" loext:marker-style-name="T22"><text:span text:style-name="T22">Перемен</text:span><text:span text:style-name="T25">н</text:span><text:span text:style-name="T24">ые</text:span><text:span text:style-name="T22">, отвечающ</text:span><text:span text:style-name="T26">ие</text:span><text:span text:style-name="T22"> за индекс элемента</text:span></text:p>
          </table:table-cell>
        </table:table-row>
        <table:table-row table:style-name="Table4.1">
          <table:table-cell table:style-name="Table4.A2" office:value-type="string">
            <text:p text:style-name="P56" loext:marker-style-name="T31">int</text:p>
          </table:table-cell>
          <table:table-cell table:style-name="Table4.A2" office:value-type="string">
            <text:p text:style-name="P56" loext:marker-style-name="T31"><text:s/>left, right, top, bottom<text:span text:style-name="T28">, </text:span></text:p>
          </table:table-cell>
          <table:table-cell table:style-name="Table4.A2" office:value-type="string">
            <text:p text:style-name="P62" loext:marker-style-name="T22">Границы матрицы для считывания по спирали</text:p>
          </table:table-cell>
        </table:table-row>
        <table:table-row table:style-name="Table4.1">
          <table:table-cell table:style-name="Table4.A2" office:value-type="string">
            <text:p text:style-name="P58">const unsigned int</text:p>
          </table:table-cell>
          <table:table-cell table:style-name="Table4.A2" office:value-type="string">
            <text:p text:style-name="P59">MAX_N </text:p>
            <text:p text:style-name="P56" loext:marker-style-name="T31"/>
          </table:table-cell>
          <table:table-cell table:style-name="Table4.A2" office:value-type="string">
            <text:p text:style-name="P61" loext:marker-style-name="T22">Максимальная длина массивов</text:p>
          </table:table-cell>
        </table:table-row>
      </table:table>
      <text:p text:style-name="P8" loext:marker-style-name="T7"/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oft-page-break/><text:span text:style-name="T15"/></text:p>
      <text:p text:style-name="P10" loext:marker-style-name="T15"><text:span text:style-name="T15"/></text:p>
      <text:p text:style-name="P13" loext:marker-style-name="T15">Описание функций <text:span text:style-name="T40">что-то там не помню тчо, надо переписать</text:span></text:p>
      <text:p text:style-name="P12" loext:marker-style-name="T15"><text:span text:style-name="T15"/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64"/>
          </table:table-cell>
          <table:table-cell table:style-name="Table5.A1" office:value-type="string">
            <text:p text:style-name="P64"/>
          </table:table-cell>
          <table:table-cell table:style-name="Table5.A1" office:value-type="string">
            <text:p text:style-name="P64"/>
          </table:table-cell>
          <table:table-cell table:style-name="Table5.A1" office:value-type="string">
            <text:p text:style-name="P64"/>
          </table:table-cell>
          <table:table-cell table:style-name="Table5.E1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E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E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E2" office:value-type="string">
            <text:p text:style-name="P64"/>
          </table:table-cell>
        </table:table-row>
      </table:table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10" loext:marker-style-name="T15"><text:span text:style-name="T15"/></text:p>
      <text:p text:style-name="P21" loext:marker-style-name="T7"><text:span text:style-name="T7">Ограничение, условленное исполнением на компьютере </text:span></text:p>
      <text:p text:style-name="P27"><text:span text:style-name="extendedtext-short"><text:span text:style-name="T30">int</text:span></text:span><text:span text:style-name="extendedtext-short"> – целочисленный типа данных. Диапазон: от -2147483648 до +2147483647</text:span></text:p>
      <text:p text:style-name="P27"><text:span text:style-name="extendedtext-short"><text:span text:style-name="T30">float</text:span></text:span><text:span text:style-name="extendedtext-short"> – вещественное число увеличенной точности. Диапазон: от 3.4е-38 до </text:span><text:span text:style-name="extendedtext-short"><text:span text:style-name="T30">3.4</text:span></text:span><text:span text:style-name="extendedtext-short">е+38</text:span></text:p>
      <text:p text:style-name="P44" loext:marker-style-name="T22"><text:span text:style-name="extendedtext-short"><text:span text:style-name="T22"/></text:span></text:p>
      <text:p text:style-name="P21" loext:marker-style-name="T7"><text:span text:style-name="T7">Описание алгоритма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 loext:marker-style-name="T45"><text:span text:style-name="T34">Для первой версии программы:</text:span><text:span text:style-name="T35"> </text:span><text:soft-page-break/></text:p>
          </table:table-cell>
        </table:table-row>
        <table:table-row table:style-name="Table6.1">
          <table:table-cell table:style-name="Table6.A1" office:value-type="string">
            <text:list text:style-name="WWNum1">
              <text:list-header>
                <text:p text:style-name="P35" loext:marker-style-name="T35"><text:span text:style-name="T39">1. </text:span></text:p>
              </text:list-header>
            </text:list>
          </table:table-cell>
        </table:table-row>
      </table:table>
      <text:p text:style-name="P9" loext:marker-style-name="T7"/>
      <text:p text:style-name="P32" loext:marker-style-name="T7"><text:span text:style-name="T7">Средства обеспечения ввода/вывода</text:span></text:p>
      <text:p text:style-name="P33" loext:marker-style-name="T15"><draw:frame draw:style-name="fr1" draw:name="Frame1" text:anchor-type="paragraph" svg:x="1.1689in" svg:y="0.1535in" svg:width="6.9252in" style:rel-width="100%" draw:z-index="0" loext:may-break-between-pages="true"><draw:text-box fo:min-height="0.0161in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P36">Библиотека</text:p></table:table-cell><table:table-cell table:style-name="Table7.A1" office:value-type="string"><text:p text:style-name="P36">Команды</text:p></table:table-cell></table:table-row><table:table-row table:style-name="Table7.1"><table:table-cell table:style-name="Table7.A1" office:value-type="string"><text:p text:style-name="P36" loext:marker-style-name="T30"><text:span text:style-name="T30">iomanip</text:span></text:p></table:table-cell><table:table-cell table:style-name="Table7.A1" office:value-type="string"><text:p text:style-name="P63" loext:marker-style-name="T30"><text:span text:style-name="T30"><text:s/>setw, skipws</text:span></text:p></table:table-cell></table:table-row><table:table-row table:style-name="Table7.1"><table:table-cell table:style-name="Table7.A1" office:value-type="string"><text:p text:style-name="P36" loext:marker-style-name="T41"><text:span text:style-name="T41">fstream</text:span></text:p></table:table-cell><table:table-cell table:style-name="Table7.A1" office:value-type="string"><text:p text:style-name="P36" loext:marker-style-name="T30"><text:span text:style-name="T30">open, close, out</text:span></text:p></table:table-cell></table:table-row></table:table></draw:text-box></draw:frame><text:span text:style-name="T7"/></text:p>
      <text:p text:style-name="P38" loext:marker-style-name="T15"><text:span text:style-name="T15"/></text:p>
      <text:p text:style-name="P39" loext:marker-style-name="T15"><text:span text:style-name="T15"/></text:p>
      <text:p text:style-name="P39" loext:marker-style-name="T15"><text:span text:style-name="T15"/></text:p>
      <text:p text:style-name="P39" loext:marker-style-name="T15"/>
      <text:p text:style-name="P34" loext:marker-style-name="T15"><text:span text:style-name="T15">Алгоритм</text:span><text:span text:style-name="T8"> </text:span><text:span text:style-name="T15">решения</text:span></text:p>
      <text:p text:style-name="P39" loext:marker-style-name="T15"><text:span text:style-name="T15"/></text:p>
      <text:p text:style-name="P39" loext:marker-style-name="T15"><text:span text:style-name="T15"/></text:p>
      <text:p text:style-name="P39" loext:marker-style-name="T15"><text:span text:style-name="T15"/></text:p>
      <text:p text:style-name="P49" loext:marker-style-name="T15"><text:span text:style-name="T7">tut blocksxema</text:span></text:p>
      <text:p text:style-name="P39" loext:marker-style-name="T15"><text:span text:style-name="T15"/></text:p>
      <text:p text:style-name="P47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oft-page-break/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11"/>
      <text:p text:style-name="P18" loext:marker-style-name="T7"><text:span text:style-name="T7">Программа</text:span></text:p>
      <text:p text:style-name="P30">#include &lt;iostream&gt;</text:p>
      <text:p text:style-name="P30">#include &lt;fstream&gt;</text:p>
      <text:p text:style-name="P30">#include &lt;iomanip&gt;</text:p>
      <text:p text:style-name="P30">using namespace std;</text:p>
      <text:p text:style-name="P30">const unsigned int MAX_N = 32;</text:p>
      <text:p text:style-name="P30">float A[MAX_N][MAX_N];</text:p>
      <text:p text:style-name="P30">float B[MAX_N][MAX_N];</text:p>
      <text:p text:style-name="P30">// фактический размер матрицы, считывается из первого числа в файле далее</text:p>
      <text:p text:style-name="P30">unsigned int N = 0;</text:p>
      <text:p text:style-name="P30"/>
      <text:p text:style-name="P30">bool read_matrix(std::string filename)</text:p>
      <text:p text:style-name="P30">{</text:p>
      <text:p text:style-name="P30"><text:s text:c="4"/>N = 0;</text:p>
      <text:p text:style-name="P30"><text:s text:c="4"/>ifstream is(filename, ios::in | ios::ate); // открываем файл в конце чтобы проверить его длинну</text:p>
      <text:p text:style-name="P30"/>
      <text:p text:style-name="P30"><text:s text:c="4"/>if (is.eof() || is.tellg() == 0)</text:p>
      <text:p text:style-name="P30"><text:s text:c="4"/>{</text:p>
      <text:p text:style-name="P30"><text:s text:c="8"/>cout &lt;&lt; "ОШИБКА, ПУСТОЙ ФАЙЛ " &lt;&lt; filename &lt;&lt; endl;</text:p>
      <text:p text:style-name="P30"><text:s text:c="8"/>return false;</text:p>
      <text:p text:style-name="P30"><text:s text:c="4"/>}</text:p>
      <text:p text:style-name="P30"><text:s text:c="4"/>// перемотка в начало</text:p>
      <text:p text:style-name="P30"><text:s text:c="4"/>is.seekg(0);</text:p>
      <text:p text:style-name="P30"><text:s text:c="4"/>is &gt;&gt; skipws &gt;&gt; N; // сначала считаем сторону матрицы</text:p>
      <text:p text:style-name="P30"><text:s text:c="4"/>for (int i = 0; i &lt; N; ++i)</text:p>
      <text:p text:style-name="P30"><text:s text:c="8"/>for (int j = 0; j &lt; N; ++j)</text:p>
      <text:p text:style-name="P30"><text:s text:c="8"/>{</text:p>
      <text:p text:style-name="P30"><text:s text:c="12"/>if (!is.eof())</text:p>
      <text:p text:style-name="P30"><text:s text:c="16"/>is &gt;&gt; skipws &gt;&gt; A[i][j];</text:p>
      <text:p text:style-name="P30"><text:s text:c="12"/>else</text:p>
      <text:p text:style-name="P30"><text:s text:c="12"/>{</text:p>
      <text:p text:style-name="P30"><text:s text:c="16"/>A[i][j] = 0;</text:p>
      <text:p text:style-name="P30"><text:s text:c="12"/>}</text:p>
      <text:p text:style-name="P30"><text:s text:c="8"/>}</text:p>
      <text:p text:style-name="P30"><text:s text:c="4"/>return true;</text:p>
      <text:p text:style-name="P30">}</text:p>
      <text:p text:style-name="P30">void print_matrix()</text:p>
      <text:p text:style-name="P30">{</text:p>
      <text:p text:style-name="P30"><text:s text:c="4"/>for (int i = 0; i &lt; N; ++i)</text:p>
      <text:p text:style-name="P30"><text:s text:c="4"/>{</text:p>
      <text:p text:style-name="P30"><text:s text:c="8"/>for (int j = 0; j &lt; N; ++j)</text:p>
      <text:p text:style-name="P30"><text:s text:c="8"/>{</text:p>
      <text:p text:style-name="P30"><text:s text:c="12"/>cout &lt;&lt; A[i][j] &lt;&lt; " ";</text:p>
      <text:p text:style-name="P30"><text:soft-page-break/><text:s text:c="8"/>}</text:p>
      <text:p text:style-name="P30"><text:s text:c="8"/>cout &lt;&lt; endl;</text:p>
      <text:p text:style-name="P30"><text:s text:c="4"/>}</text:p>
      <text:p text:style-name="P30">}</text:p>
      <text:p text:style-name="P30">void process()</text:p>
      <text:p text:style-name="P30">{</text:p>
      <text:p text:style-name="P30"><text:s text:c="4"/>// счетчик для записи в результат</text:p>
      <text:p text:style-name="P30"><text:s text:c="4"/>int counter = 0;</text:p>
      <text:p text:style-name="P30"><text:s text:c="4"/>// переменные для обхода по спирали</text:p>
      <text:p text:style-name="P30"><text:s text:c="4"/>int left, right, top, bottom;</text:p>
      <text:p text:style-name="P30"><text:s text:c="4"/>left = 0;</text:p>
      <text:p text:style-name="P30"><text:s text:c="4"/>top = 0;</text:p>
      <text:p text:style-name="P30"><text:s text:c="4"/>right = N - 1;</text:p>
      <text:p text:style-name="P30"><text:s text:c="4"/>bottom = N - 1;</text:p>
      <text:p text:style-name="P30"/>
      <text:p text:style-name="P30"><text:s text:c="4"/>while (true)</text:p>
      <text:p text:style-name="P30"><text:s text:c="4"/>{ <text:s text:c="3"/>for (int i = top; i &lt;= bottom; ++i)</text:p>
      <text:p text:style-name="P30"><text:s text:c="8"/>{</text:p>
      <text:p text:style-name="P30"><text:s text:c="12"/>B[counter / N][counter % N] = A[i][left];</text:p>
      <text:p text:style-name="P30"><text:s text:c="12"/>++counter;</text:p>
      <text:p text:style-name="P30"><text:s text:c="8"/>}</text:p>
      <text:p text:style-name="P30"><text:s text:c="8"/>++left;</text:p>
      <text:p text:style-name="P30"><text:s text:c="8"/>if ((left &gt; right) &amp;&amp; (bottom &lt; top))</text:p>
      <text:p text:style-name="P30"><text:s text:c="12"/>break; </text:p>
      <text:p text:style-name="P30"><text:s text:c="8"/>for (int i = left; i &lt;= right; ++i)</text:p>
      <text:p text:style-name="P30"><text:s text:c="8"/>{</text:p>
      <text:p text:style-name="P30"><text:s text:c="12"/>B[counter / N][counter % N] = A[bottom][i];</text:p>
      <text:p text:style-name="P30"><text:s text:c="12"/>++counter;</text:p>
      <text:p text:style-name="P30"><text:s text:c="8"/>}</text:p>
      <text:p text:style-name="P30"><text:s text:c="8"/>--bottom;</text:p>
      <text:p text:style-name="P30"><text:s text:c="8"/>if ((left &gt; right) &amp;&amp; (bottom &lt; top))</text:p>
      <text:p text:style-name="P30"><text:s text:c="12"/>break;</text:p>
      <text:p text:style-name="P30"><text:s text:c="9"/>for (int i = bottom; i &gt;= top; --i)</text:p>
      <text:p text:style-name="P30"><text:s text:c="8"/>{</text:p>
      <text:p text:style-name="P30"><text:s text:c="12"/>B[counter / N][counter % N] = A[i][right];</text:p>
      <text:p text:style-name="P30"><text:s text:c="12"/>++counter;</text:p>
      <text:p text:style-name="P30"><text:s text:c="8"/>}</text:p>
      <text:p text:style-name="P30"><text:s text:c="8"/>--right;</text:p>
      <text:p text:style-name="P30"/>
      <text:p text:style-name="P30"><text:s text:c="8"/>if ((left &gt; right) &amp;&amp; (bottom &lt; top))</text:p>
      <text:p text:style-name="P30"><text:s text:c="12"/>break; <text:s text:c="3"/></text:p>
      <text:p text:style-name="P30"><text:s text:c="8"/>for (int i = right; i &gt;= left; --i)</text:p>
      <text:p text:style-name="P30"><text:s text:c="8"/>{</text:p>
      <text:p text:style-name="P30"><text:s text:c="12"/>B[counter / N][counter % N] = A[top][i];</text:p>
      <text:p text:style-name="P30"><text:s text:c="12"/>++counter;</text:p>
      <text:p text:style-name="P30"><text:s text:c="8"/>}</text:p>
      <text:p text:style-name="P30"><text:s text:c="8"/>++top;</text:p>
      <text:p text:style-name="P30"/>
      <text:p text:style-name="P30"><text:s text:c="8"/>if ((left &gt; right) &amp;&amp; (bottom &lt; top))</text:p>
      <text:p text:style-name="P30"><text:s text:c="12"/>break;</text:p>
      <text:p text:style-name="P30"><text:s text:c="4"/>}</text:p>
      <text:p text:style-name="P30">}</text:p>
      <text:p text:style-name="P30">void write_matrix(std::string filename)</text:p>
      <text:p text:style-name="P30">{</text:p>
      <text:p text:style-name="P30"><text:s text:c="4"/>ofstream of(filename, ios::out | ios::trunc);</text:p>
      <text:p text:style-name="P30"><text:s text:c="4"/>for (int i = 0; i &lt; N; ++i)</text:p>
      <text:p text:style-name="P30"><text:s text:c="4"/>{</text:p>
      <text:p text:style-name="P30"><text:s text:c="8"/>for (int j = 0; j &lt; N; ++j)</text:p>
      <text:p text:style-name="P30"><text:s text:c="8"/>{</text:p>
      <text:p text:style-name="P30"><text:s text:c="12"/>of &lt;&lt; setw(8) &lt;&lt; B[i][j] &lt;&lt; (j == N - 1 ? "" : " ");</text:p>
      <text:p text:style-name="P30"><text:s text:c="8"/>}</text:p>
      <text:p text:style-name="P30"><text:s text:c="8"/>of &lt;&lt; endl;</text:p>
      <text:p text:style-name="P30"><text:s text:c="4"/>}</text:p>
      <text:p text:style-name="P30">}</text:p>
      <text:p text:style-name="P30">void convert(string inputfile, string outputfile)</text:p>
      <text:p text:style-name="P30">{</text:p>
      <text:p text:style-name="P30"><text:s text:c="4"/>if (read_matrix(inputfile))</text:p>
      <text:p text:style-name="P30"><text:s text:c="4"/>{</text:p>
      <text:p text:style-name="P30"><text:s text:c="8"/>process();</text:p>
      <text:p text:style-name="P30"><text:s text:c="8"/>write_matrix(outputfile);</text:p>
      <text:p text:style-name="P30"><text:s text:c="4"/>}</text:p>
      <text:p text:style-name="P30"><text:s text:c="4"/>else</text:p>
      <text:p text:style-name="P30"><text:s text:c="4"/>{</text:p>
      <text:p text:style-name="P30"><text:soft-page-break/><text:s text:c="8"/>ofstream of(outputfile, ios::out | ios::trunc);</text:p>
      <text:p text:style-name="P30"><text:s text:c="8"/>of &lt;&lt; "ОШИБКА, ПУСТОЙ ФАЙЛ " &lt;&lt; inputfile &lt;&lt; endl;</text:p>
      <text:p text:style-name="P30"><text:s text:c="4"/>}</text:p>
      <text:p text:style-name="P30">}</text:p>
      <text:p text:style-name="P30">int main(int argc, char *argv[])</text:p>
      <text:p text:style-name="P30">{</text:p>
      <text:p text:style-name="P30"><text:s text:c="4"/>convert("input.txt", "output.txt");</text:p>
      <text:p text:style-name="P30"><text:s text:c="4"/>convert("input1.txt", "output1.txt");</text:p>
      <text:p text:style-name="P30"><text:s text:c="4"/>convert("input2.txt", "output2.txt");</text:p>
      <text:p text:style-name="P30"><text:s text:c="4"/>convert("input3.txt", "output3.txt");</text:p>
      <text:p text:style-name="P30"><text:s text:c="4"/>convert("input4.txt", "output4.txt");</text:p>
      <text:p text:style-name="P30"><text:s text:c="4"/>convert("input5.txt", "output5.txt");</text:p>
      <text:p text:style-name="P30"><text:s text:c="4"/>convert("input6.txt", "output6.txt");</text:p>
      <text:p text:style-name="P30"><text:s text:c="4"/>convert("input7.txt", "output7.txt");</text:p>
      <text:p text:style-name="P30"><text:s text:c="4"/>convert("input8.txt", "output8.txt");</text:p>
      <text:p text:style-name="P30"><text:s text:c="4"/>return 0;</text:p>
      <text:p text:style-name="P30">}</text:p>
      <text:p text:style-name="P30"/>
      <text:p text:style-name="P31"/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>Результаты работы программы</text:span> </text:p>
      <text:list text:style-name="WWNum3">
        <text:list-header>
          <text:p text:style-name="P51"/>
        </text:list-header>
      </text:list>
      <text:p text:style-name="P50"/>
      <text:p text:style-name="P2" loext:marker-style-name="T7"><text:span text:style-name="T7">Вывод о проделанной работе</text:span></text:p>
      <text:p text:style-name="P1" loext:marker-style-name="T1"><text:span text:style-name="T1">В ходе выполнения задания была освоена работа с одномерными массивами, и улучшен навык работы с файлами, для применения их в программа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mes14_5f_РИО2" style:display-name="Times14_РИО2" style:family="paragraph" style:parent-style-name="Standard">
      <style:paragraph-properties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extendedtext-short" style:family="text"/>
    <style:style style:name="ListLabel_20_1" style:display-name="ListLabel 1" style:family="text"/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4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3" text:style-name="ListLabel_20_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4" text:style-name="ListLabel_20_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5" text:style-name="ListLabel_20_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6" text:style-name="ListLabel_20_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7" text:style-name="ListLabel_20_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8" text:style-name="ListLabel_20_1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9" text:style-name="ListLabel_20_1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1:26:47.710000000</meta:creation-date>
    <dc:date>2023-11-08T13:53:12.084000000</dc:date>
    <meta:editing-duration>PT2H26M4S</meta:editing-duration>
    <meta:editing-cycles>37</meta:editing-cycles>
    <meta:generator>LibreOffice/7.6.0.3$Windows_X86_64 LibreOffice_project/69edd8b8ebc41d00b4de3915dc82f8f0fc3b6265</meta:generator>
    <meta:document-statistic meta:table-count="7" meta:image-count="0" meta:object-count="0" meta:page-count="7" meta:paragraph-count="200" meta:word-count="707" meta:character-count="5095" meta:non-whitespace-character-count="3809"/>
  </office:meta>
</office:document-meta>
</file>